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Header">
      <style:paragraph-properties fo:orphans="0" fo:widows="0" fo:hyphenation-ladder-count="no-limit"/>
      <style:text-properties style:font-name="Arial" fo:font-size="10pt" fo:font-weight="normal" officeooo:paragraph-rsid="000e3223" style:font-size-asian="10pt" style:font-weight-asian="normal" style:font-size-complex="10pt" style:font-weight-complex="normal" fo:hyphenate="false" fo:hyphenation-remain-char-count="2" fo:hyphenation-push-char-count="2"/>
    </style:style>
    <style:style style:name="P2" style:family="paragraph" style:parent-style-name="Header">
      <style:text-properties fo:font-size="6pt" style:font-size-asian="5.25pt" style:font-size-complex="6pt"/>
    </style:style>
    <style:style style:name="P3" style:family="paragraph" style:parent-style-name="Table_20_Contents">
      <style:text-properties style:font-name="Arial" fo:font-size="10pt" style:font-size-asian="10pt" style:font-size-complex="10pt"/>
    </style:style>
    <style:style style:name="P4" style:family="paragraph" style:parent-style-name="Standard">
      <style:paragraph-properties fo:orphans="0" fo:widows="0" fo:hyphenation-ladder-count="no-limit"/>
      <style:text-properties fo:hyphenate="false" fo:hyphenation-remain-char-count="2" fo:hyphenation-push-char-count="2"/>
    </style:style>
    <style:style style:name="P5" style:family="paragraph" style:parent-style-name="Standard">
      <style:paragraph-properties fo:orphans="0" fo:widows="0" fo:hyphenation-ladder-count="no-limit"/>
      <style:text-properties officeooo:rsid="000650c0" fo:hyphenate="false" fo:hyphenation-remain-char-count="2" fo:hyphenation-push-char-count="2"/>
    </style:style>
    <style:style style:name="P6" style:family="paragraph" style:parent-style-name="Standard" style:master-page-name="">
      <loext:graphic-properties draw:fill="none"/>
      <style:paragraph-properties fo:margin-left="0cm" fo:margin-right="0cm" fo:line-height="115%" fo:text-align="justify" style:justify-single-word="false" fo:orphans="0" fo:widows="0" fo:hyphenation-ladder-count="no-limit" fo:text-indent="1.199cm" style:auto-text-indent="false" style:page-number="auto" fo:background-color="transparent" style:writing-mode="lr-tb"/>
      <style:text-properties fo:font-size="14pt" style:font-size-asian="14pt" style:font-size-complex="14pt" fo:hyphenate="false" fo:hyphenation-remain-char-count="2" fo:hyphenation-push-char-count="2"/>
    </style:style>
    <style:style style:name="P7" style:family="paragraph" style:parent-style-name="Heading_20_2">
      <style:paragraph-properties fo:margin-top="0.199cm" fo:margin-bottom="0.3cm" loext:contextual-spacing="false"/>
    </style:style>
    <style:style style:name="T1" style:family="text">
      <style:text-properties officeooo:rsid="000933dc"/>
    </style:style>
    <style:style style:name="T2" style:family="text">
      <style:text-properties officeooo:rsid="000e57a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bookmark-start text:name="__RefHeading__1_1652706106"/>Wstęp do metafizyki (fr.)<text:bookmark-end text:name="__RefHeading__1_1652706106"/></text:h>
      <text:h text:style-name="P7" text:outline-level="2"><text:bookmark-start text:name="__RefHeading__3_1652706106"/>Definicje<text:bookmark-end text:name="__RefHeading__3_1652706106"/></text:h>
      <text:p text:style-name="P6">Porównując ze sobą definicje metafizyki i koncepcje absolutu, spostrzegamy, że mimo jawnej rozbieżności zdań filozofowie <text:span text:style-name="T2">utrzymują</text:span> zgodnie, iż istnieją dwa do głębi odmienne sposoby poznania rzeczy. Pierwszy zakłada, że rzecz te obchodzi dookoła, drugi – że się w nią wchodzi. Pierwszy zależy od punktu widzenia, jaki zajmujemy, i od symboli, za pomocą których ją wyrażamy. Drugi nie <text:span text:style-name="T2">wychodzi</text:span> z żadnego punktu widzenia i nie posługuje się symbolami. O pierwszym rodzaju poznania powiemy, że pozostaje w granicach względności, o drugim – gdzie jest ono w ogóle możliwe – że dociera do absolutu.</text:p>
      <text:p text:style-name="P4"/>
      <text:p text:style-name="P4"/>
      <text:p text:style-name="P4"/>
      <text:p text:style-name="P4"><text:bookmark-start text:name="__RefHeading__5_1652706106"/>Ruch<text:bookmark-end text:name="__RefHeading__5_1652706106"/></text:p>
      <text:p text:style-name="P4"/>
      <text:p text:style-name="P4"><text:s/>Weźmy na przykład ruch przedmiotu w przestrzeni. Ruch ten spostrzegam różnie, zależnie od punktu widzenia, ruchomego lub nieruchomego, z którego nań patrzę. Wyrażam go różnie, zależnie od języka symboli, na który go przekładam. I nazywam go względnym dla tej dwojakiej przyczyny, że zarówno w jednym, jak i w drugim wypadku zajmuję stanowisko wobec samego przedmiotu zewnętrzne. Kiedy zaś mówię o ruchu absolutnym, znaczy to, że przypisuję poruszającemu się przedmiotowi pewne<text:line-break/> wnętrze i jak gdyby stany duchowe, że z tymi stanami współczuwam, że w nie wchodzę wysiłkiem wyobraźni. Wówczas moje doświadczenie będzie się zmieniać w zależności od tego, czy przedmiot będzie w ruchu, czy też spoczynku, czy przybierze ten rodzaj ruchu czy też inny. Nie będzie ono zależało ani od punktów widzenia, jakie mógłbym wobec przedmiotu zająć, ponieważ ja będę w samym przedmiocie, ani od symboli, na które mógłbym je przełożyć, zrezygnuję bowiem z wszelkich przekładów, aby posiąść oryginał. Słowem, ruch nie będzie już ujmowany od zewnątrz i, że tak powiem, od mojej strony, ode mnie, lecz od wewnątrz, sam w sobie. Uchwycę absolut. </text:p>
      <text:p text:style-name="P4"/>
      <text:p text:style-name="P4"/>
      <text:p text:style-name="P4"><text:bookmark-start text:name="__RefHeading__7_1652706106"/>Postać<text:bookmark-end text:name="__RefHeading__7_1652706106"/></text:p>
      <text:p text:style-name="P4"><text:s/>Albo weźmy postać powieściową, o której losach czytam. Powieściopisarz może do woli mnożyć cechy jej charakteru: może jej kazać działać i przemawiać, ile zechce: wszystko to nie zastąpi mi tego prostego i niepodzielnego wrażenia, którego bym doznał, gdybym mógł na chwilę bodaj przedzierzgnąć się w samą postać.</text:p>
      <text:p text:style-name="P5"/>
      <text:p text:style-name="P5"/>
      <text:p text:style-name="P5"/>
      <text:p text:style-name="P5">Źródło</text:p>
      <text:p text:style-name="P4"><text:s/>Wówczas zdawałoby mi się, że jak gdyby z jednego źródła w sposób naturalny wypływają jej czyny, ruchy, słowa. Nie byłyby to już jedynie luźne dodatki, które się dołączają do wyobrażenia, jakie sobie wyrobiłem o postaci, wzbogacając je ciągle, nigdy jednak nie mogąc go uczynić zupełnym. Postać byłaby mi dana za jednym zamachem w swej integralności, a mnogie przejawy, w których się ona manifestuje, już nie dołączałyby się do mego wyobrażenia o niej wzbogacając je, ale wprost przeciwnie, wydawałyby się od niej odrywać, nie wyczerpując jednak ani nie zubożając <text:soft-page-break/>przez to jej istoty. Wszystko, co mi o postaci jakiejś opowiadają, stanowi dla mnie tyle<text:span text:style-name="T1">sz</text:span> punktów widzenia na nią.</text:p>
      <text:p text:style-name="P4"><text:s/>Wszystkie cechy, z których składa się jej opis, a które mogą pozwolić mi ją poznać tylko przez porównanie z osobami czy rzeczami znanymi mi już skądinąd, są znakami, w których się ona w sposób mniej lub bardziej s ymboliczny wyraża. Symbole i punkty widzenia stawiają mnie więc na zewnątrz postaci, mówią mi o niej tylko to, co ma ona wspólnego z innymi, lecz do niej właściwie nie należą.</text:p>
      <text:p text:style-name="P4">Tego, co właściwie jest nią, co stanowi jej istotę, nie da się spostrzec od zewnątrz, gdyż jest to ex definitione coś wewnętrznego, ani wyrazić w symbolach, gdyż jest niewspółmierne z żadną inną rzeczą. Opis, historia i analiza pozostawiają mnie tu w granicach względności. Jedynie utożsamienie się z samą tą postacią dałoby mi absolut.</text:p>
      <text:p text:style-name="P4"/>
      <text:p text:style-name="P4"/>
      <text:p text:style-name="P4"><text:bookmark-start text:name="__RefHeading__9_1652706106"/>Absolut<text:bookmark-end text:name="__RefHeading__9_1652706106"/></text:p>
      <text:p text:style-name="P4">W tym właśnie, i tylko w tym znaczeniu, absolut jest synonimem doskonałości. Wszystkie fotografie jakiegoś miasta, zrobione ze wszystkich możliwych punktów widzenia, mogą uzupełniać się nawzajem do nieskończoności; nigdy jednak nie dorównują plastycznemu wrażeniu, jakie się otrzymuje chodząc po mieście. Wszystkie przekłady jakiegoś poematu na wszystkie możliwe języki daremnie mnożyłyby odcienie i poprawiając się nawzajem przez pewnego rodzaju wzajemny retusz, na próżno dawałyby coraz dokładniejsze pojęcie o oryginale: jego <text:tab/>wewnętrznego sensu nie oddadzą nigdy. Wyobrażenie powzięte z jakiegoś punktu widzenia czy przekład na jakieś symbole pozostaną zawsze niedoskonałe w porównaniu z przedmiotem, do którego punkt widzenia stosowano i który usiłowano wyrazić w symbolach. „ Ale absolut jest doskonały przez to, że jest w zupełności tym, czym jest „.</text:p>
      <text:p text:style-name="P4"/>
      <text:p text:style-name="P4"/>
      <text:p text:style-name="P4"/>
      <text:p text:style-name="P4">Spis treści<text:tab/></text:p>
      <text:p text:style-name="P4"/>
      <text:p text:style-name="P4"/>
      <text:p text:style-name="P4"/>
      <text:p text:style-name="P4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pl" fo:country="PL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pl" fo:country="PL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pl" fo:country="PL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loext:contextual-spacing="false" fo:keep-with-next="always"/>
      <style:text-properties fo:font-variant="small-caps" style:font-name="Book Antiqua" fo:font-family="'Book Antiqua'" style:font-family-generic="roman" style:font-pitch="variable" fo:font-size="14pt" fo:font-weight="bold" style:font-size-asian="14pt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2pt" fo:font-weight="bold" style:font-size-asian="13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Podtytul" style:family="paragraph" style:parent-style-name="Standard">
      <style:paragraph-properties fo:margin-left="0cm" fo:margin-right="0cm" fo:margin-top="0cm" fo:margin-bottom="0.106cm" loext:contextual-spacing="false" fo:text-align="justify" style:justify-single-word="false" fo:text-indent="0.6cm" style:auto-text-indent="false"/>
      <style:text-properties fo:font-variant="small-caps" style:font-name="Book Antiqua" fo:font-family="'Book Antiqua'" style:font-family-generic="roman" style:font-pitch="variable" fo:font-size="14pt" fo:font-weight="bold" style:font-size-asian="14pt" style:font-weight-asian="bold" style:font-name-complex="Book Antiqua" style:font-family-complex="'Book Antiqua'" style:font-family-generic-complex="roman" style:font-pitch-complex="variable" style:font-size-complex="10pt"/>
    </style:style>
    <style:style style:name="akapit_5f_p" style:display-name="akapit_p" style:family="paragraph" style:parent-style-name="Standard">
      <style:paragraph-properties fo:margin-left="0cm" fo:margin-right="0cm" fo:margin-top="0.212cm" fo:margin-bottom="0.212cm" loext:contextual-spacing="false" fo:line-height="150%" fo:text-align="justify" style:justify-single-word="false" fo:text-indent="0.801cm" style:auto-text-indent="false"/>
      <style:text-properties style:font-size-complex="10pt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.212cm" loext:contextual-spacing="false"/>
      <style:text-properties fo:text-transform="uppercase" fo:font-size="10pt" fo:font-weight="bold" style:font-size-asian="10pt" style:font-weight-asian="bold" style:font-size-complex="10pt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margin-top="0cm" fo:margin-bottom="0cm" loext:contextual-spacing="false" fo:text-indent="0cm" style:auto-text-indent="false"/>
      <style:text-properties fo:font-variant="small-caps" fo:font-size="10pt" style:font-size-asian="10pt" style:font-size-complex="10pt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margin-top="0cm" fo:margin-bottom="0cm" loext:contextual-spacing="false" fo:text-indent="0cm" style:auto-text-indent="false"/>
      <style:text-properties fo:font-size="10pt" fo:font-style="italic" style:font-size-asian="10pt" style:font-style-asian="italic" style:font-size-complex="10pt" style:font-style-complex="italic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margin-top="0cm" fo:margin-bottom="0cm" loext:contextual-spacing="false" fo:text-indent="0cm" style:auto-text-indent="false"/>
      <style:text-properties fo:font-size="9pt" style:font-size-asian="9pt" style:font-size-complex="9pt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margin-top="0cm" fo:margin-bottom="0cm" loext:contextual-spacing="false" fo:text-indent="0cm" style:auto-text-indent="false"/>
      <style:text-properties fo:font-size="9pt" style:font-size-asian="9pt" style:font-size-complex="9pt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margin-top="0cm" fo:margin-bottom="0cm" loext:contextual-spacing="false" fo:text-indent="0cm" style:auto-text-indent="false"/>
      <style:text-properties fo:font-size="9pt" style:font-size-asian="9pt" style:font-size-complex="9pt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margin-top="0cm" fo:margin-bottom="0cm" loext:contextual-spacing="false" fo:text-indent="0cm" style:auto-text-indent="false"/>
      <style:text-properties fo:font-size="9pt" style:font-size-asian="9pt" style:font-size-complex="9pt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margin-top="0cm" fo:margin-bottom="0cm" loext:contextual-spacing="false" fo:text-indent="0cm" style:auto-text-indent="false"/>
      <style:text-properties fo:font-size="9pt" style:font-size-asian="9pt" style:font-size-complex="9pt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margin-top="0cm" fo:margin-bottom="0cm" loext:contextual-spacing="false" fo:text-indent="0cm" style:auto-text-indent="false"/>
      <style:text-properties fo:font-size="9pt" style:font-size-asian="9pt" style:font-size-complex="9pt"/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loext:contextual-spacing="false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align="justify" style:justify-single-word="false" fo:text-indent="0cm" style:auto-text-indent="false"/>
      <style:text-properties fo:font-size="10.5pt" fo:font-style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omyślna_20_czcionka_20_akapitu" style:display-name="Domyślna czcionka akapitu" style:family="text"/>
    <style:style style:name="Page_20_Number" style:display-name="Page Number" style:family="text" style:parent-style-name="Domyślna_20_czcionka_20_akapitu"/>
    <style:style style:name="Internet_20_link" style:display-name="Internet link" style:family="text" style:parent-style-name="Domyślna_20_czcionka_20_akapitu">
      <style:text-properties fo:color="#0000ff" style:text-underline-style="solid" style:text-underline-width="auto" style:text-underline-color="font-color"/>
    </style:style>
    <style:style style:name="Index_20_Link" style:display-name="Index Link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1" style:family="table">
      <style:table-properties style:width="16.995cm" table:align="left" style:writing-mode="lr-tb"/>
    </style:style>
    <style:style style:name="Tabela1.A" style:family="table-column">
      <style:table-column-properties style:column-width="16.607cm"/>
    </style:style>
    <style:style style:name="Tabela1.B" style:family="table-column">
      <style:table-column-properties style:column-width="0.388cm"/>
    </style:style>
    <style:style style:name="MP1" style:family="paragraph" style:parent-style-name="Header">
      <style:paragraph-properties fo:orphans="0" fo:widows="0" fo:hyphenation-ladder-count="no-limit"/>
      <style:text-properties style:font-name="Arial" fo:font-size="10pt" fo:font-weight="normal" officeooo:paragraph-rsid="000e3223" style:font-size-asian="10pt" style:font-weight-asian="normal" style:font-size-complex="10pt" style:font-weight-complex="normal" fo:hyphenate="false" fo:hyphenation-remain-char-count="2" fo:hyphenation-push-char-count="2"/>
    </style:style>
    <style:style style:name="MP2" style:family="paragraph" style:parent-style-name="Table_20_Contents">
      <style:text-properties style:font-name="Arial" fo:font-size="10pt" style:font-size-asian="10pt" style:font-size-complex="10pt"/>
    </style:style>
    <style:style style:name="MP3" style:family="paragraph" style:parent-style-name="Header">
      <style:text-properties fo:font-size="6pt" style:font-size-asian="5.25pt" style:font-size-complex="6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none" draw:fill-color="#cfe7f5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cfe7f5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.501cm" fo:margin-bottom="2.501cm" fo:margin-left="2.501cm" fo:margin-right="2.50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able:table table:name="Tabela1" table:style-name="Tabela1">
          <table:table-column table:style-name="Tabela1.A"/>
          <table:table-column table:style-name="Tabela1.B"/>
          <table:table-row>
            <table:table-cell office:value-type="string">
              <text:p text:style-name="MP1">Henri Bergson (1859-1941)Wstęp do metafizyki (fr.)</text:p>
            </table:table-cell>
            <table:table-cell office:value-type="string">
              <text:p text:style-name="MP2"><text:page-number text:select-page="current">2</text:page-number></text:p>
            </table:table-cell>
          </table:table-row>
        </table:table>
        <text:p text:style-name="MP3"/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orównując ze sobą definicje metafizyki i koncepcje absolutu, spostrzegamy, że mimo jawnej rozbieżności zdań filozofowie utrzy</dc:title>
    <meta:initial-creator>cremon</meta:initial-creator>
    <meta:creation-date>2005-03-01T17:41:00</meta:creation-date>
    <dc:date>2017-10-02T10:34:03.989309596</dc:date>
    <meta:print-date>2008-09-21T20:51:00</meta:print-date>
    <meta:editing-cycles>21</meta:editing-cycles>
    <meta:editing-duration>PT30M48S</meta:editing-duration>
    <meta:generator>LibreOffice/5.4.0.3$Linux_X86_64 LibreOffice_project/40m0$Build-3</meta:generator>
    <meta:document-statistic meta:table-count="1" meta:image-count="0" meta:object-count="0" meta:page-count="2" meta:paragraph-count="17" meta:word-count="672" meta:character-count="4413" meta:non-whitespace-character-count="3745"/>
    <meta:user-defined meta:name="Informacja 1"/>
    <meta:user-defined meta:name="Informacja 2"/>
    <meta:user-defined meta:name="Informacja 3"/>
    <meta:user-defined meta:name="Informacja 4"/>
  </office:meta>
</office:document-meta>
</file>